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7.922cm"/>
    </style:style>
    <style:style style:name="pr1" style:family="presentation" style:parent-style-name="knowit-template-subtitle">
      <style:graphic-properties draw:fill-color="#ffffff" fo:min-height="17.379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1pt" style:font-size-asian="31pt" style:font-size-complex="31pt"/>
    </style:style>
    <style:style style:name="P12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0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font-size="31pt" style:font-size-asian="31pt" style:font-size-complex="31pt"/>
    </style:style>
    <style:style style:name="T12" style:family="text">
      <style:text-properties fo:color="#ff0000" fo:font-size="31pt" style:font-size-asian="31pt" style:font-size-complex="31pt"/>
    </style:style>
    <style:style style:name="T13" style:family="text">
      <style:text-properties fo:color="#000000" fo:font-size="31pt" style:font-size-asian="31pt" style:font-size-complex="31pt"/>
    </style:style>
    <style:style style:name="T1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>
        <office:forms form:automatic-focus="false" form:apply-design-mode="false"/>
        <draw:frame presentation:style-name="pr1" draw:text-style-name="P1" draw:layer="layout" svg:width="25.199cm" svg:height="17.379cm" svg:x="1.4cm" svg:y="1.27cm">
          <draw:text-box>
            <text:p><text:span text:style-name="T1">Oppsummering fra dag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Variabler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3">val s = “Hello World”</text:span></text:p>
            <text:p text:style-name="P3"><text:span text:style-name="T3"/></text:p>
            <text:p text:style-name="P3"><text:span text:style-name="T3">var i = 1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3">public final String s = “Hello World”;</text:span></text:p>
            <text:p text:style-name="P3"><text:span text:style-name="T3"/></text:p>
            <text:p text:style-name="P3"><text:span text:style-name="T3">public int i = 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3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Metoder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def add(x: Int, y: Int): Int = {</text:span></text:p>
            <text:p text:style-name="P3"><text:span text:style-name="T2"><text:s text:c="4"/></text:span><text:span text:style-name="T2">x + y</text:span></text:p>
            <text:p text:style-name="P3"><text:span text:style-name="T2">}</text:span></text:p>
            <text:p text:style-name="P3"><text:span text:style-name="T4"/></text:p>
            <text:p text:style-name="P3"><text:span text:style-name="T2">def add(x: Int, y: Int) = x + y</text:span></text:p>
            <text:p text:style-name="P3"><text:span text:style-name="T2"/></text:p>
            <text:p text:style-name="P3"><text:span text:style-name="T2">def doSomething(text: String) {</text:span></text:p>
            <text:p text:style-name="P3"><text:span text:style-name="T2">}</text:span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int add(int x, int y) {</text:span></text:p>
            <text:p text:style-name="P3"><text:span text:style-name="T2"><text:s text:c="4"/></text:span><text:span text:style-name="T2">return x + y;</text:span></text:p>
            <text:p text:style-name="P3"><text:span text:style-name="T2">}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ublic void doSometing(String text) {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2">Klasser og konstruktører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class Person {</text:span></text:p>
            <text:p text:style-name="P5"><text:span text:style-name="T5">private final String name;</text:span></text:p>
            <text:p text:style-name="P5"><text:span text:style-name="T5">public Person(String name) {</text:span></text:p>
            <text:p text:style-name="P6"><text:span text:style-name="T5">this.name = name;</text:span></text:p>
            <text:p text:style-name="P5"><text:span text:style-name="T5">}</text:span></text:p>
            <text:p text:style-name="P5"><text:span text:style-name="T5">public String getName() {</text:span></text:p>
            <text:p text:style-name="P6"><text:span text:style-name="T5">return name;</text:span></text:p>
            <text:p text:style-name="P5"><text:span text:style-name="T5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r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val tuple: Tuple2[Int, String] = </text:span></text:p>
            <text:p text:style-name="P5"><text:span text:style-name="T5">(1, “foo”)</text:span></text:p>
            <text:p text:style-name="P5"><text:span text:style-name="T5"/></text:p>
            <text:p text:style-name="P3"><text:span text:style-name="T2">val quadruple = </text:span></text:p>
            <text:p text:style-name="P5"><text:span text:style-name="T5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air&lt;Integer, String&gt; tuple = </text:span></text:p>
            <text:p text:style-name="P5"><text:span text:style-name="T5">new Pair&lt;Integer, String&gt;(1, “foo”)</text:span></text:p>
            <text:p text:style-name="P5"><text:span text:style-name="T5"/></text:p>
            <text:p text:style-name="P3"><text:span text:style-name="T2"/></text:p>
            <text:p text:style-name="P3"><text:span text:style-name="T2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ption type</text:p>
          </draw:text-box>
        </draw:frame>
        <draw:frame draw:style-name="gr2" draw:text-style-name="P9" draw:layer="layout" svg:width="22.225cm" svg:height="2.191cm" svg:x="2.54cm" svg:y="8.604cm">
          <draw:text-box>
            <text:p text:style-name="P8"><text:span text:style-name="T6">val</text:span><text:span text:style-name="T7"> </text:span><text:span text:style-name="T8">someOption</text:span><text:span text:style-name="T7">: </text:span><text:span text:style-name="T9">Option</text:span><text:span text:style-name="T7">[</text:span><text:span text:style-name="T9">String</text:span><text:span text:style-name="T7">] = </text:span><text:span text:style-name="T9">Some</text:span><text:span text:style-name="T7">(</text:span><text:span text:style-name="T10">"value"</text:span><text:span text:style-name="T7">)</text:span></text:p>
            <text:p text:style-name="P8"><text:span text:style-name="T6">val</text:span><text:span text:style-name="T7"> </text:span><text:span text:style-name="T8">noOption</text:span><text:span text:style-name="T7">: <text:s text:c="2"/></text:span><text:span text:style-name="T9">Option</text:span><text:span text:style-name="T7">[</text:span><text:span text:style-name="T9">String</text:span><text:span text:style-name="T7">] = </text:span><text:span text:style-name="T9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ørsteklasses funksjoner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10"/>
            <text:p text:style-name="P10"/>
            <text:p text:style-name="P10">val tall = List(1, 2, 3, 4, 5)</text:p>
            <text:p text:style-name="P10"/>
            <text:p text:style-name="P10">tall.filter(i =&gt; i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3cm" svg:y="0.762cm" presentation:class="title" presentation:user-transformed="true">
          <draw:text-box>
            <text:p>Closures</text:p>
          </draw:text-box>
        </draw:frame>
        <draw:frame presentation:style-name="pr4" draw:text-style-name="P11" draw:layer="layout" svg:width="29.08cm" svg:height="13.86cm" svg:x="0.635cm" svg:y="4.555cm" presentation:class="outline" presentation:user-transformed="true">
          <draw:text-box>
            <text:p><text:span text:style-name="T11">val personer = List(Person(“Alf”), Person(“Fredrik”))</text:span></text:p>
            <text:p><text:span text:style-name="T11"/></text:p>
            <text:p><text:span text:style-name="T11">val </text:span><text:span text:style-name="T12">navn</text:span><text:span text:style-name="T11"> = “Fredrik”</text:span></text:p>
            <text:p><text:span text:style-name="T11"/></text:p>
            <text:p><text:span text:style-name="T11">personer.filter(_.navn == </text:span><text:span text:style-name="T12">navn</text:span><text:span text:style-name="T13">) // Person(“</text:span><text:span text:style-name="T11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3T19">
        <office:forms form:automatic-focus="false" form:apply-design-mode="false"/>
        <draw:frame draw:style-name="gr3" draw:text-style-name="P9" draw:layer="layout" svg:width="26.544cm" svg:height="7.041cm" svg:x="1.454cm" svg:y="7.295cm">
          <draw:text-box>
            <text:p text:style-name="P8"><text:span text:style-name="T7"><text:s text:c="2"/></text:span><text:span text:style-name="T7">val </text:span><text:span text:style-name="T8">myObject</text:span><text:span text:style-name="T7"> = ... </text:span></text:p>
            <text:p text:style-name="P8"><text:span text:style-name="T7"/></text:p>
            <text:p text:style-name="P8"><text:span text:style-name="T7"><text:s text:c="2"/></text:span><text:span text:style-name="T7">val </text:span><text:span text:style-name="T8">res</text:span><text:span text:style-name="T7"> = </text:span><text:span text:style-name="T8">myObject</text:span><text:span text:style-name="T7"> </text:span><text:span text:style-name="T6">match</text:span><text:span text:style-name="T7"> {</text:span></text:p>
            <text:p text:style-name="P8"><text:span text:style-name="T7"><text:s text:c="4"/></text:span><text:span text:style-name="T6">case</text:span><text:span text:style-name="T7"> </text:span><text:span text:style-name="T8">i</text:span><text:span text:style-name="T7">: </text:span><text:span text:style-name="T9">Int </text:span><text:span text:style-name="T14">if </text:span><text:span text:style-name="T8">i</text:span><text:span text:style-name="T14"> == 1 </text:span><text:span text:style-name="T7">=&gt; </text:span><text:span text:style-name="T10">"Found an int which is 1"</text:span></text:p>
            <text:p text:style-name="P8"><text:span text:style-name="T7"><text:s text:c="4"/></text:span><text:span text:style-name="T6">case</text:span><text:span text:style-name="T7"> </text:span><text:span text:style-name="T8">s</text:span><text:span text:style-name="T7">: </text:span><text:span text:style-name="T9">String</text:span><text:span text:style-name="T7"> =&gt; </text:span><text:span text:style-name="T10">"Found a String"</text:span></text:p>
            <text:p text:style-name="P8"><text:span text:style-name="T7"><text:s text:c="4"/></text:span><text:span text:style-name="T6">case</text:span><text:span text:style-name="T7"> </text:span><text:span text:style-name="T8">other</text:span><text:span text:style-name="T7"> =&gt; </text:span><text:span text:style-name="T14">error</text:span><text:span text:style-name="T7">(</text:span><text:span text:style-name="T10">"Unknown " </text:span><text:span text:style-name="T7">+ </text:span><text:span text:style-name="T8">other</text:span><text:span text:style-name="T7">)</text:span></text:p>
            <text:p text:style-name="P8"><text:span text:style-name="T7"><text:s text:c="2"/></text:span><text:span text:style-name="T7">}</text:span></text:p>
          </draw:text-box>
        </draw:frame>
        <draw:frame presentation:style-name="pr3" draw:layer="layout" svg:width="25.199cm" svg:height="3.507cm" svg:x="1.4cm" svg:y="0.837cm" presentation:class="title">
          <draw:text-box>
            <text:p>Pattern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its</text:p>
          </draw:text-box>
        </draw:frame>
        <draw:frame draw:style-name="gr4" draw:text-style-name="P12" draw:layer="layout" svg:width="29.845cm" svg:height="8.172cm" svg:x="0.635cm" svg:y="6.985cm">
          <draw:text-box>
            <text:p text:style-name="P8"><text:span text:style-name="T7">trait Ordered[A] {</text:span></text:p>
            <text:p text:style-name="P8"><text:span text:style-name="T15"><text:s text:c="2"/></text:span><text:span text:style-name="T15">def compare(that: A): Int</text:span></text:p>
            <text:p text:style-name="P8"><text:span text:style-name="T15"/></text:p>
            <text:p text:style-name="P8"><text:span text:style-name="T7"><text:s text:c="2"/></text:span><text:span text:style-name="T7">def &lt; <text:s/>(that: A): Boolean = (</text:span><text:span text:style-name="T16">this</text:span><text:span text:style-name="T7"> compare that) &lt; <text:s/>0</text:span></text:p>
            <text:p text:style-name="P8"><text:span text:style-name="T7"><text:s text:c="2"/></text:span><text:span text:style-name="T7">def &gt; <text:s/>(that: A): Boolean = (</text:span><text:span text:style-name="T16">this</text:span><text:span text:style-name="T7"> compare that) &gt; <text:s/>0</text:span></text:p>
            <text:p text:style-name="P8"><text:span text:style-name="T7"><text:s text:c="2"/></text:span><text:span text:style-name="T7">def &lt;= (that: A): Boolean = (</text:span><text:span text:style-name="T16">this</text:span><text:span text:style-name="T7"> compare that) &lt;= 0</text:span></text:p>
            <text:p text:style-name="P8"><text:span text:style-name="T7"><text:s text:c="2"/></text:span><text:span text:style-name="T7">def &gt;= (that: A): Boolean = (</text:span><text:span text:style-name="T16">this</text:span><text:span text:style-name="T7"> compare that) &gt;= 0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Implicit conversions</text:p>
              </text:list-item>
              <text:list-item>
                <text:p>XML støtte</text:p>
              </text:list-item>
              <text:list-item>
                <text:p>Oppgave: The Quiz 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19M14S</meta:editing-duration>
    <meta:editing-cycles>14</meta:editing-cycles>
    <meta:generator>OpenOffice.org/3.1$Unix OpenOffice.org_project/310m19$Build-9420</meta:generator>
    <meta:initial-creator>Fredrik Vraalsen</meta:initial-creator>
    <dc:date>2009-10-30T11:34:16</dc:date>
    <dc:creator>Alf Kristian Støyle</dc:creator>
    <meta:document-statistic meta:object-count="69"/>
  </office:meta>
</office:document-meta>
</file>